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1992" calcext:value-type="float">
            <text:p>105.0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1304" calcext:value-type="float">
            <text:p>104.9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8904" calcext:value-type="float">
            <text:p>104.7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2936" calcext:value-type="float">
            <text:p>104.2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464" calcext:value-type="float">
            <text:p>102.7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784" calcext:value-type="float">
            <text:p>101.9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5704" calcext:value-type="float">
            <text:p>102.0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102</text:p>
          </table:table-cell>
          <table:table-cell office:value-type="string" calcext:value-type="string">
            <text:p>TWDB:1004102</text:p>
          </table:table-cell>
          <table:table-cell office:value-type="string" calcext:value-type="string">
            <text:p>196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